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3535in"/>
    </style:style>
    <style:style style:name="co8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S</text:p>
          </table:table-cell>
          <table:table-cell/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FC40</text:p>
          </table:table-cell>
          <table:table-cell table:style-name="ce1"/>
          <table:table-cell/>
          <table:table-cell office:value-type="string" calcext:value-type="string">
            <text:p>BINS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4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0 - 0.1</text:p>
          </table:table-cell>
          <table:table-cell office:value-type="string" calcext:value-type="string">
            <text:p>]”</text:p>
          </table:table-cell>
          <table:table-cell office:value-type="float" office:value="8110" calcext:value-type="float">
            <text:p>8110</text:p>
          </table:table-cell>
          <table:table-cell office:value-type="float" office:value="4055" calcext:value-type="float">
            <text:p>4055</text:p>
          </table:table-cell>
          <table:table-cell office:value-type="float" office:value="2704" calcext:value-type="float">
            <text:p>2704</text:p>
          </table:table-cell>
          <table:table-cell office:value-type="float" office:value="2028" calcext:value-type="float">
            <text:p>2028</text:p>
          </table:table-cell>
          <table:table-cell table:number-columns-repeated="2"/>
          <table:table-cell office:value-type="string" calcext:value-type="string">
            <text:p>0.0 - 0.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8110" calcext:value-type="float">
            <text:p>811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055" calcext:value-type="float">
            <text:p>405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704" calcext:value-type="float">
            <text:p>270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028" calcext:value-type="float">
            <text:p>2028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1 - 0.2</text:p>
          </table:table-cell>
          <table:table-cell office:value-type="string" calcext:value-type="string">
            <text:p>]”</text:p>
          </table:table-cell>
          <table:table-cell office:value-type="float" office:value="4901" calcext:value-type="float">
            <text:p>4901</text:p>
          </table:table-cell>
          <table:table-cell office:value-type="float" office:value="2478" calcext:value-type="float">
            <text:p>2478</text:p>
          </table:table-cell>
          <table:table-cell office:value-type="float" office:value="1702" calcext:value-type="float">
            <text:p>1702</text:p>
          </table:table-cell>
          <table:table-cell office:value-type="float" office:value="1334" calcext:value-type="float">
            <text:p>1334</text:p>
          </table:table-cell>
          <table:table-cell table:number-columns-repeated="2"/>
          <table:table-cell office:value-type="string" calcext:value-type="string">
            <text:p>0.1 - 0.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01" calcext:value-type="float">
            <text:p>490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78" calcext:value-type="float">
            <text:p>247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702" calcext:value-type="float">
            <text:p>170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334" calcext:value-type="float">
            <text:p>1334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2 - 0.3</text:p>
          </table:table-cell>
          <table:table-cell office:value-type="string" calcext:value-type="string">
            <text:p>]”</text:p>
          </table:table-cell>
          <table:table-cell office:value-type="float" office:value="7391" calcext:value-type="float">
            <text:p>7391</text:p>
          </table:table-cell>
          <table:table-cell office:value-type="float" office:value="3696" calcext:value-type="float">
            <text:p>3696</text:p>
          </table:table-cell>
          <table:table-cell office:value-type="float" office:value="2464" calcext:value-type="float">
            <text:p>2464</text:p>
          </table:table-cell>
          <table:table-cell office:value-type="float" office:value="1848" calcext:value-type="float">
            <text:p>1848</text:p>
          </table:table-cell>
          <table:table-cell table:number-columns-repeated="2"/>
          <table:table-cell office:value-type="string" calcext:value-type="string">
            <text:p>0.2 - 0.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391" calcext:value-type="float">
            <text:p>739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696" calcext:value-type="float">
            <text:p>369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64" calcext:value-type="float">
            <text:p>246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848" calcext:value-type="float">
            <text:p>1848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3 - 0.4</text:p>
          </table:table-cell>
          <table:table-cell office:value-type="string" calcext:value-type="string">
            <text:p>]”</text:p>
          </table:table-cell>
          <table:table-cell office:value-type="float" office:value="7234" calcext:value-type="float">
            <text:p>7234</text:p>
          </table:table-cell>
          <table:table-cell office:value-type="float" office:value="3617" calcext:value-type="float">
            <text:p>3617</text:p>
          </table:table-cell>
          <table:table-cell office:value-type="float" office:value="2412" calcext:value-type="float">
            <text:p>2412</text:p>
          </table:table-cell>
          <table:table-cell office:value-type="float" office:value="1809" calcext:value-type="float">
            <text:p>1809</text:p>
          </table:table-cell>
          <table:table-cell table:number-columns-repeated="2"/>
          <table:table-cell office:value-type="string" calcext:value-type="string">
            <text:p>0.3 - 0.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234" calcext:value-type="float">
            <text:p>723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617" calcext:value-type="float">
            <text:p>361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809" calcext:value-type="float">
            <text:p>1809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4 - 0.5</text:p>
          </table:table-cell>
          <table:table-cell office:value-type="string" calcext:value-type="string">
            <text:p>]”</text:p>
          </table:table-cell>
          <table:table-cell office:value-type="float" office:value="9182" calcext:value-type="float">
            <text:p>9182</text:p>
          </table:table-cell>
          <table:table-cell office:value-type="float" office:value="4592" calcext:value-type="float">
            <text:p>4592</text:p>
          </table:table-cell>
          <table:table-cell office:value-type="float" office:value="3061" calcext:value-type="float">
            <text:p>3061</text:p>
          </table:table-cell>
          <table:table-cell office:value-type="float" office:value="2297" calcext:value-type="float">
            <text:p>2297</text:p>
          </table:table-cell>
          <table:table-cell table:number-columns-repeated="2"/>
          <table:table-cell office:value-type="string" calcext:value-type="string">
            <text:p>0.4 - 0.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9182" calcext:value-type="float">
            <text:p>918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592" calcext:value-type="float">
            <text:p>459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061" calcext:value-type="float">
            <text:p>306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297" calcext:value-type="float">
            <text:p>2297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5 - 0.6</text:p>
          </table:table-cell>
          <table:table-cell office:value-type="string" calcext:value-type="string">
            <text:p>]”</text:p>
          </table:table-cell>
          <table:table-cell office:value-type="float" office:value="7216" calcext:value-type="float">
            <text:p>7216</text:p>
          </table:table-cell>
          <table:table-cell office:value-type="float" office:value="3608" calcext:value-type="float">
            <text:p>3608</text:p>
          </table:table-cell>
          <table:table-cell office:value-type="float" office:value="2406" calcext:value-type="float">
            <text:p>2406</text:p>
          </table:table-cell>
          <table:table-cell office:value-type="float" office:value="1804" calcext:value-type="float">
            <text:p>1804</text:p>
          </table:table-cell>
          <table:table-cell table:number-columns-repeated="2"/>
          <table:table-cell office:value-type="string" calcext:value-type="string">
            <text:p>0.5 - 0.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216" calcext:value-type="float">
            <text:p>721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608" calcext:value-type="float">
            <text:p>360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06" calcext:value-type="float">
            <text:p>240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804" calcext:value-type="float">
            <text:p>1804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6 - 0.7</text:p>
          </table:table-cell>
          <table:table-cell office:value-type="string" calcext:value-type="string">
            <text:p>]”</text:p>
          </table:table-cell>
          <table:table-cell office:value-type="float" office:value="9831" calcext:value-type="float">
            <text:p>9831</text:p>
          </table:table-cell>
          <table:table-cell office:value-type="float" office:value="4916" calcext:value-type="float">
            <text:p>4916</text:p>
          </table:table-cell>
          <table:table-cell office:value-type="float" office:value="3278" calcext:value-type="float">
            <text:p>3278</text:p>
          </table:table-cell>
          <table:table-cell office:value-type="float" office:value="2458" calcext:value-type="float">
            <text:p>2458</text:p>
          </table:table-cell>
          <table:table-cell table:number-columns-repeated="2"/>
          <table:table-cell office:value-type="string" calcext:value-type="string">
            <text:p>0.6 - 0.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9831" calcext:value-type="float">
            <text:p>983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16" calcext:value-type="float">
            <text:p>491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278" calcext:value-type="float">
            <text:p>327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458" calcext:value-type="float">
            <text:p>2458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7 - 0.8</text:p>
          </table:table-cell>
          <table:table-cell office:value-type="string" calcext:value-type="string">
            <text:p>]”</text:p>
          </table:table-cell>
          <table:table-cell office:value-type="float" office:value="7525" calcext:value-type="float">
            <text:p>7525</text:p>
          </table:table-cell>
          <table:table-cell office:value-type="float" office:value="3763" calcext:value-type="float">
            <text:p>3763</text:p>
          </table:table-cell>
          <table:table-cell office:value-type="float" office:value="2508" calcext:value-type="float">
            <text:p>2508</text:p>
          </table:table-cell>
          <table:table-cell office:value-type="float" office:value="1882" calcext:value-type="float">
            <text:p>1882</text:p>
          </table:table-cell>
          <table:table-cell table:number-columns-repeated="2"/>
          <table:table-cell office:value-type="string" calcext:value-type="string">
            <text:p>0.7 - 0.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525" calcext:value-type="float">
            <text:p>752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763" calcext:value-type="float">
            <text:p>376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508" calcext:value-type="float">
            <text:p>250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882" calcext:value-type="float">
            <text:p>188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8 - 0.9</text:p>
          </table:table-cell>
          <table:table-cell office:value-type="string" calcext:value-type="string">
            <text:p>]”</text:p>
          </table:table-cell>
          <table:table-cell office:value-type="float" office:value="8801" calcext:value-type="float">
            <text:p>8801</text:p>
          </table:table-cell>
          <table:table-cell office:value-type="float" office:value="4401" calcext:value-type="float">
            <text:p>4401</text:p>
          </table:table-cell>
          <table:table-cell office:value-type="float" office:value="2935" calcext:value-type="float">
            <text:p>2935</text:p>
          </table:table-cell>
          <table:table-cell office:value-type="float" office:value="2201" calcext:value-type="float">
            <text:p>2201</text:p>
          </table:table-cell>
          <table:table-cell table:number-columns-repeated="2"/>
          <table:table-cell office:value-type="string" calcext:value-type="string">
            <text:p>0.8 - 0.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8801" calcext:value-type="float">
            <text:p>880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401" calcext:value-type="float">
            <text:p>440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935" calcext:value-type="float">
            <text:p>293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201" calcext:value-type="float">
            <text:p>220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9 - 1.0</text:p>
          </table:table-cell>
          <table:table-cell office:value-type="string" calcext:value-type="string">
            <text:p>]”</text:p>
          </table:table-cell>
          <table:table-cell office:value-type="float" office:value="6084" calcext:value-type="float">
            <text:p>6084</text:p>
          </table:table-cell>
          <table:table-cell office:value-type="float" office:value="3043" calcext:value-type="float">
            <text:p>3043</text:p>
          </table:table-cell>
          <table:table-cell office:value-type="float" office:value="2029" calcext:value-type="float">
            <text:p>2029</text:p>
          </table:table-cell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0.9 - 1.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084" calcext:value-type="float">
            <text:p>608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043" calcext:value-type="float">
            <text:p>304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029" calcext:value-type="float">
            <text:p>202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523" calcext:value-type="float">
            <text:p>1523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 Counts</text:p>
          </table:table-cell>
          <table:table-cell/>
          <table:table-cell office:value-type="float" office:value="76275" calcext:value-type="float">
            <text:p>76275</text:p>
          </table:table-cell>
          <table:table-cell office:value-type="float" office:value="38169" calcext:value-type="float">
            <text:p>38169</text:p>
          </table:table-cell>
          <table:table-cell office:value-type="float" office:value="25499" calcext:value-type="float">
            <text:p>25499</text:p>
          </table:table-cell>
          <table:table-cell office:value-type="float" office:value="19184" calcext:value-type="float">
            <text:p>19184</text:p>
          </table:table-cell>
          <table:table-cell table:number-columns-repeated="2"/>
          <table:table-cell office:value-type="string" calcext:value-type="string">
            <text:p>Tot Counts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6275" calcext:value-type="float">
            <text:p>7627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8169" calcext:value-type="float">
            <text:p>3816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5499" calcext:value-type="float">
            <text:p>2549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9184" calcext:value-type="float">
            <text:p>19184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FC10</text:p>
          </table:table-cell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8110" calcext:value-type="float">
            <text:p>81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3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4901" calcext:value-type="float">
            <text:p>49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391" calcext:value-type="float">
            <text:p>739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234" calcext:value-type="float">
            <text:p>723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9182" calcext:value-type="float">
            <text:p>918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7216" calcext:value-type="float">
            <text:p>721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9831" calcext:value-type="float">
            <text:p>983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525" calcext:value-type="float">
            <text:p>7525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8801" calcext:value-type="float">
            <text:p>880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6084" calcext:value-type="float">
            <text:p>6084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76275" calcext:value-type="float">
            <text:p>76275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2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4055" calcext:value-type="float">
            <text:p>4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2478" calcext:value-type="float">
            <text:p>247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3696" calcext:value-type="float">
            <text:p>3696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3617" calcext:value-type="float">
            <text:p>3617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4592" calcext:value-type="float">
            <text:p>459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3608" calcext:value-type="float">
            <text:p>3608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4916" calcext:value-type="float">
            <text:p>4916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3763" calcext:value-type="float">
            <text:p>376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4401" calcext:value-type="float">
            <text:p>440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3043" calcext:value-type="float">
            <text:p>3043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38169" calcext:value-type="float">
            <text:p>38169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3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/>
          <table:table-cell office:value-type="string" calcext:value-type="string">
            <text:p>u-range&lt; <text:s/>HIGH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2704" calcext:value-type="float">
            <text:p>27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1702" calcext:value-type="float">
            <text:p>17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2464" calcext:value-type="float">
            <text:p>246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2412" calcext:value-type="float">
            <text:p>2412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3061" calcext:value-type="float">
            <text:p>306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2406" calcext:value-type="float">
            <text:p>240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3278" calcext:value-type="float">
            <text:p>3278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2508" calcext:value-type="float">
            <text:p>2508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2935" calcext:value-type="float">
            <text:p>293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2029" calcext:value-type="float">
            <text:p>202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25499" calcext:value-type="float">
            <text:p>25499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4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/>
          <table:table-cell office:value-type="string" calcext:value-type="string">
            <text:p>u-range&lt; <text:s/>HIGH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2028" calcext:value-type="float">
            <text:p>20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1334" calcext:value-type="float">
            <text:p>133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1848" calcext:value-type="float">
            <text:p>184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1809" calcext:value-type="float">
            <text:p>1809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2297" calcext:value-type="float">
            <text:p>2297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1804" calcext:value-type="float">
            <text:p>180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2458" calcext:value-type="float">
            <text:p>2458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1882" calcext:value-type="float">
            <text:p>188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2201" calcext:value-type="float">
            <text:p>220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19184" calcext:value-type="float">
            <text:p>1918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07:41:30.345794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6T21:18:56.515789740</meta:creation-date>
    <dc:date>2023-11-02T08:01:23.292585995</dc:date>
    <meta:editing-duration>PT1H47M59S</meta:editing-duration>
    <meta:editing-cycles>17</meta:editing-cycles>
    <meta:generator>LibreOffice/6.4.7.2$Linux_X86_64 LibreOffice_project/40$Build-2</meta:generator>
    <meta:document-statistic meta:table-count="1" meta:cell-count="400" meta:object-count="0"/>
  </office:meta>
</office:document-meta>
</file>